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eFirstShee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a quick brown fox jumps over the lazy dog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]+[.B3]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d</text:p>
          </table:table-cell>
        </table:table-row>
      </table:table>
      <table:table table:name="theSecondShee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$theBlock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n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wo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hre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/00/0000</text:date>, <text:time style:data-style-name="N2" text:time-value="18:02:45.2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2T19:00:39.120000000</meta:creation-date>
    <dc:date>2023-03-05T18:03:32.917000000</dc:date>
    <meta:editing-duration>PT25M55S</meta:editing-duration>
    <meta:editing-cycles>10</meta:editing-cycles>
    <meta:generator>LibreOffice/7.0.5.2$Windows_X86_64 LibreOffice_project/64390860c6cd0aca4beafafcfd84613dd9dfb63a</meta:generator>
    <meta:document-statistic meta:table-count="2" meta:cell-count="20" meta:object-count="0"/>
  </office:meta>
</office:document-meta>
</file>